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12" style:family="table-column">
      <style:table-column-properties fo:break-before="auto" style:column-width="8.534cm"/>
    </style:style>
    <style:style style:name="co8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7" style:family="table-column">
      <style:table-column-properties fo:break-before="auto" style:column-width="6.092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5.002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co34" style:family="table-column">
      <style:table-column-properties fo:break-before="auto" style:column-width="13.82cm"/>
    </style:style>
    <style:style style:name="co35" style:family="table-column">
      <style:table-column-properties fo:break-before="auto" style:column-width="5.211cm"/>
    </style:style>
    <style:style style:name="co36" style:family="table-column">
      <style:table-column-properties fo:break-before="auto" style:column-width="30.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ro26" style:family="table-row">
      <style:table-row-properties style:row-height="1.584cm" fo:break-before="auto" style:use-optimal-row-height="true"/>
    </style:style>
    <style:style style:name="ro27" style:family="table-row">
      <style:table-row-properties style:row-height="4.694cm" fo:break-before="auto" style:use-optimal-row-height="true"/>
    </style:style>
    <style:style style:name="ro28" style:family="table-row">
      <style:table-row-properties style:row-height="4.983cm" fo:break-before="auto" style:use-optimal-row-height="true"/>
    </style:style>
    <style:style style:name="ro29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ext-properties fo:font-size="18pt" style:font-name-asian="微軟正黑體" style:font-size-asian="18pt" style:font-size-complex="18pt"/>
    </style:style>
    <style:style style:name="ce45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5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ce1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8000" loext:opacity="100%"/>
    </style:style>
    <style:style style:name="T10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0" style:family="text">
      <style:text-properties fo:color="#ff0000"/>
    </style:style>
    <style:style style:name="T21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23" style:family="text">
      <style:text-properties fo:color="#000000"/>
    </style:style>
    <style:style style:name="T2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5" style:family="text">
      <style:text-properties fo:color="#008000"/>
    </style:style>
    <style:style style:name="T2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7" style:family="text">
      <style:text-properties fo:color="#c9211e"/>
    </style:style>
    <style:style style:name="T2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2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3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33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19"/>
        <table:table-column table:style-name="co2" table:number-columns-repeated="16383" table:default-cell-style-name="ce1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2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2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20" office:value-type="string" calcext:value-type="string">
            <text:p>元件基本參數 JSON </text:p>
            <text:p><text:span text:style-name="T14">,</text:span></text:p>
            <text:p><text:tab/><text:tab/><text:span text:style-name="T14">{</text:span></text:p>
            <text:p><text:tab/><text:tab/><text:tab/><text:span text:style-name="T14">"ElementType":"",</text:span></text:p>
            <text:p><text:tab/><text:tab/><text:tab/><text:span text:style-name="T14">"X":0,</text:span></text:p>
            <text:p><text:tab/><text:tab/><text:tab/><text:span text:style-name="T14">"Y":0,</text:span></text:p>
            <text:p><text:tab/><text:tab/><text:tab/><text:span text:style-name="T14">"X_Alignment":"X",</text:span></text:p>
            <text:p><text:tab/><text:tab/><text:tab/><text:span text:style-name="T14">"Y_Alignment":"Increment",</text:span></text:p>
            <text:p><text:tab/><text:tab/><text:tab/><text:span text:style-name="T14">"Width":-1,</text:span></text:p>
            <text:p><text:tab/><text:tab/><text:tab/><text:span text:style-name="T14">"Height":-1,</text:span></text:p>
            <text:p><text:tab/><text:tab/><text:tab/><text:span text:style-name="T14">"Content":"",</text:span></text:p>
            <text:p><text:tab/><text:tab/><text:span text:style-name="T14">}</text:span></text:p>
            <text:p/>
          </table:table-cell>
          <table:table-cell table:number-columns-repeated="16383"/>
        </table:table-row>
        <table:table-row table:style-name="ro5">
          <table:table-cell table:style-name="ce2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放置在頁面的座標X (pixel)</text:p>
          </table:table-cell>
          <table:table-cell table:style-name="ce19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放置在頁面的座標Y (pixel)</text:p>
          </table:table-cell>
          <table:table-cell table:style-name="ce19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元件寬度 (pixel)</text:p>
            <text:p><text:span text:style-name="T15">     </text:span><text:span text:style-name="T16">-1 (*) : 不確定</text:span></text:p>
          </table:table-cell>
          <table:table-cell table:style-name="ce19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元件高度 (pixel)</text:p>
            <text:p>     <text:span text:style-name="T20">-1 (*) : 不確定</text:span></text:p>
          </table:table-cell>
          <table:table-cell table:style-name="ce19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21">變數名稱對應資料集 </text:span><text:span text:style-name="T22">~ 正則表達式分析</text:span></text:p>
            <text:p><text:span text:style-name="T14">EX: "{$Name};{$Age}" </text:span></text:p>
            <text:p><text:span text:style-name="T14">"{$Name}" </text:span></text:p>
          </table:table-cell>
          <table:table-cell table:style-name="ce19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元件類型:</text:p>
            <text:p>01.Page</text:p>
            <text:p><text:span text:style-name="T23">02.Text</text:span></text:p>
            <text:p><text:span text:style-name="T23">03.QrCode</text:span></text:p>
            <text:p><text:span text:style-name="T23">04.BarCode</text:span></text:p>
            <text:p><text:span text:style-name="T23">05.Image</text:span></text:p>
            <text:p><text:span text:style-name="T23">06.Table</text:span></text:p>
            <text:p><text:span text:style-name="T15">07.Block</text:span></text:p>
            <text:p><text:span text:style-name="T15">08.Rows</text:span></text:p>
          </table:table-cell>
          <table:table-cell table:style-name="ce19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X軸定位方式:</text:p>
            <text:p><text:span text:style-name="T14">X(*)              </text:span><text:span text:style-name="T24">[讀取目前元件X值]</text:span></text:p>
            <text:p><text:span text:style-name="T14">Right            </text:span><text:span text:style-name="T24">[靠右]</text:span></text:p>
            <text:p><text:span text:style-name="T14">Center          </text:span><text:span text:style-name="T24">[置中]</text:span>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Y軸定位方式:</text:p>
            <text:p><text:span text:style-name="T14">Y (*)                         </text:span><text:span text:style-name="T24">[讀取目前元件Y值]</text:span></text:p>
            <text:p><text:span text:style-name="T15">Increment : 遞增      </text:span><text:span text:style-name="T24"> [垂直排列 ~ 目前Y = 前一元件的Y + 前一元件的Height + 1</text:span><text:span text:style-name="T25">]</text:span></text:p>
            <text:p><text:span text:style-name="T15">Element : 前一元件  </text:span><text:span text:style-name="T24">[橫向排列 ~ 目前Y = </text:span><text:span text:style-name="T26">前一個元件Y]</text:span></text:p>
          </table:table-cell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元件顯示順序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19"/>
        <table:table-column table:style-name="co8" table:default-cell-style-name="ce19"/>
        <table:table-column table:style-name="co34" table:default-cell-style-name="ce19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26">
          <table:table-cell table:style-name="ce38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0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4">
          <table:table-cell table:style-name="ce38"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2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不同印表機繪圖指令縮放比例</text:p>
            <text:p>1 (*)  <text:span text:style-name="T27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15">四倍字 : </text:span><text:span text:style-name="T28">new Font("新細明體",40) ; </text:span><text:span text:style-name="T29">Height =13mm</text:span></text:p>
            <text:p><text:span text:style-name="T15">雙倍字</text:span><text:span text:style-name="T30"> : </text:span><text:span text:style-name="T31">new Font("新細明體",28) ; </text:span><text:span text:style-name="T32">Height =11mm</text:span></text:p>
            <text:p><text:span text:style-name="T15">單倍字 : </text:span><text:span text:style-name="T28">new Font("新細明體", 13) ; </text:span><text:span text:style-name="T29">Height =5mm</text:span></text:p>
            <text:p><text:span text:style-name="T15">一般字 : </text:span><text:span text:style-name="T28">new Font("新細明體", 9) ; </text:span></text:p>
            <text:p>---------------------------------------------------</text:p>
            <text:p><text:span text:style-name="T15">電子發票標題 : </text:span><text:span text:style-name="T28">new Font("新細明體", 16) ; </text:span><text:span text:style-name="T29">Height =6mm</text:span></text:p>
          </table:table-cell>
        </table:table-row>
        <table:table-row table:style-name="ro29">
          <table:table-cell table:style-name="ce38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蜂鳴器<text:span text:style-name="T20"> (額外送ESC 指令) </text:span></text:p>
          </table:table-cell>
        </table:table-row>
        <table:table-row table:style-name="ro29">
          <table:table-cell table:style-name="ce38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外接蜂鳴器<text:span text:style-name="T20"> (額外送ESC 指令)</text:span></text:p>
          </table:table-cell>
        </table:table-row>
        <table:table-row table:style-name="ro18">
          <table:table-cell table:style-name="ce38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<text:span text:style-name="T15">存放蜂鳴器</text:span>指令碼</text:p>
          </table:table-cell>
        </table:table-row>
        <table:table-row table:style-name="ro18">
          <table:table-cell table:style-name="ce38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15">存放外接</text:span>蜂鳴器指令碼</text:p>
          </table:table-cell>
        </table:table-row>
        <table:table-row table:style-name="ro29">
          <table:table-cell table:style-name="ce26" office:value-type="string" calcext:value-type="string">
            <text:p>PrintMode</text:p>
          </table:table-cell>
          <table:table-cell table:style-name="ce26" office:value-type="string" calcext:value-type="string">
            <text:p>String</text:p>
          </table:table-cell>
          <table:table-cell table:style-name="ce40" office:value-type="string" calcext:value-type="string">
            <text:p><text:span text:style-name="T15">""(*)</text:span></text:p>
            <text:p><text:span text:style-name="T14">"SingleProduct"</text:span>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單一列印 / 一菜一切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19"/>
        <table:table-column table:style-name="co8" table:default-cell-style-name="ce19"/>
        <table:table-column table:style-name="co13" table:default-cell-style-name="ce1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Y軸對其方式:</text:p>
            <text:p><text:span text:style-name="T15">Top (*)</text:span></text:p>
            <text:p>Down</text:p>
            <text:p><text:span text:style-name="T15">Center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21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15">文字Y軸對其方式:</text:span></text:p>
            <text:p><text:span text:style-name="T15">Left (*)</text:span></text:p>
            <text:p><text:span text:style-name="T15">Right</text:span></text:p>
            <text:p><text:span text:style-name="T15">Center</text:span>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2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粗體:</text:p>
            <text:p>Y</text:p>
            <text:p><text:span text:style-name="T15">N (*)</text:span>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0">
          <table:table-cell table:style-name="ce26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3">相同欄位多筆分隔符號 ~ DisplayMode = Merge 才有效</text:span></text:p>
            <text:p><text:span text:style-name="T14">"," (*) </text:span>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1">
          <table:table-cell table:style-name="ce26" office:value-type="string" calcext:value-type="string">
            <text:p>AutoWrap</text:p>
          </table:table-cell>
          <table:table-cell table:style-name="ce30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15">自動換行</text:span></text:p>
            <text:p><text:span text:style-name="T14">"Y"(*) : 換行</text:span></text:p>
            <text:p><text:span text:style-name="T14">"N"     : 資料截斷</text:span>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19"/>
        <table:table-column table:style-name="co8" table:default-cell-style-name="ce19"/>
        <table:table-column table:style-name="co15" table:default-cell-style-name="ce19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錯誤糾正率</text:p>
            <text:p>L（7%）</text:p>
            <text:p>M（15%）</text:p>
            <text:p>Q（25%）</text:p>
            <text:p><text:span text:style-name="T15">H（25%） (*)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19"/>
        <table:table-column table:style-name="co8" table:default-cell-style-name="ce19"/>
        <table:table-column table:style-name="co17" table:default-cell-style-name="ce1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15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19"/>
        <table:table-column table:style-name="co8" table:default-cell-style-name="ce19"/>
        <table:table-column table:style-name="co19" table:default-cell-style-name="ce1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(區塊是否需要顯示判斷)" table:style-name="ta1">
        <table:table-column table:style-name="co7" table:default-cell-style-name="ce31"/>
        <table:table-column table:style-name="co8" table:default-cell-style-name="ce31"/>
        <table:table-column table:style-name="co21" table:default-cell-style-name="ce31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1">
          <table:table-cell table:style-name="ce1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table-cell table:style-name="ce43" office:value-type="string" calcext:value-type="string">
            <text:p>RowSpacing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每列間距</text:p>
          </table:table-cell>
          <table:table-cell table:style-name="ce43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20">         非陣列變數判斷條件 : 變數.length&gt;0</text:span></text:p>
            <text:p><text:span text:style-name="T33">         陣列變數判斷條件 : ArrayName.Count&gt;0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6" table:number-rows-repeated="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1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</table:table-row>
        <table:table-row table:style-name="ro25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23">變數根名稱:</text:span></text:p>
            <text:p><text:span text:style-name="T20">    ""                   :  根物件之下變數</text:span></text:p>
            <text:p><text:span text:style-name="T20">    "VarName" :  </text:span>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28"/>
        <table:table-column table:style-name="co24" table:default-cell-style-name="ce28"/>
        <table:table-column table:style-name="co27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1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</table:table-row>
        <table:table-row table:style-name="ro25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23">陣列根名稱:</text:span></text:p>
            <text:p><text:span text:style-name="T20">    ""                       :  上層根物件之下變數</text:span></text:p>
            <text:p><text:span text:style-name="T20">    "ArrayName"  :  </text:span>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25">
          <table:table-cell table:style-name="ce31" office:value-type="string" calcext:value-type="string">
            <text:p>DisplayMode</text:p>
          </table:table-cell>
          <table:table-cell table:style-name="ce31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1">多筆相同欄位顯示模式</text:span></text:p>
            <text:p><text:span text:style-name="T14">"Single"       : 一筆一行</text:span></text:p>
            <text:p><text:span text:style-name="T14">"Merge" (*)  : 多筆一行</text:span></text:p>
          </table:table-cell>
          <table:table-cell table:style-name="ce31" office:value-type="float" office:value="10" calcext:value-type="float">
            <text:p>10</text:p>
          </table:table-cell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47"/>
        <table:table-column table:style-name="co2" table:default-cell-style-name="ce47"/>
        <table:table-column table:style-name="co29" table:default-cell-style-name="ce47"/>
        <table:table-column table:style-name="co30" table:default-cell-style-name="ce48"/>
        <table:table-column table:style-name="co31" table:default-cell-style-name="ce50"/>
        <table:table-column table:style-name="co31" table:default-cell-style-name="ce47"/>
        <table:table-column table:style-name="co2" table:default-cell-style-name="ce47"/>
        <table:table-column table:style-name="co32" table:default-cell-style-name="ce47"/>
        <table:table-column table:style-name="co33" table:default-cell-style-name="ce47"/>
        <table:table-column table:style-name="co2" table:number-columns-repeated="16375" table:default-cell-style-name="ce47"/>
        <table:table-row table:style-name="ro18">
          <table:table-cell office:value-type="string" calcext:value-type="string">
            <text:p><text:span text:style-name="T34">像素</text:span><text:span text:style-name="T35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34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34">像素</text:span><text:span text:style-name="T35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9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9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00/00/00</text:date>, <text:time style:data-style-name="N2" text:time-value="09:07:22.631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6-26T10:08:42.414000000</dc:date>
    <meta:editing-duration>P6DT12H34M33S</meta:editing-duration>
    <meta:editing-cycles>455</meta:editing-cycles>
    <meta:generator>LibreOffice/24.2.3.2$Windows_x86 LibreOffice_project/433d9c2ded56988e8a90e6b2e771ee4e6a5ab2ba</meta:generator>
    <meta:document-statistic meta:table-count="11" meta:cell-count="463" meta:object-count="0"/>
  </office:meta>
</office:document-meta>
</file>